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1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 style:data-style-name="N2" text:time-value="18:50:07.11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1-24T19:34:33.312000000</dc:date>
    <meta:editing-duration>PT21H18M7S</meta:editing-duration>
    <meta:editing-cycles>318</meta:editing-cycles>
    <meta:generator>LibreOffice/7.5.5.2$Windows_X86_64 LibreOffice_project/ca8fe7424262805f223b9a2334bc7181abbcbf5e</meta:generator>
    <meta:document-statistic meta:table-count="3" meta:cell-count="96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